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15.626cm" fo:margin-left="-0.123cm" table:align="left" style:writing-mode="lr-tb"/>
    </style:style>
    <style:style style:name="Table1.A" style:family="table-column">
      <style:table-column-properties style:column-width="5.625cm"/>
    </style:style>
    <style:style style:name="Table1.B" style:family="table-column">
      <style:table-column-properties style:column-width="1cm"/>
    </style:style>
    <style:style style:name="Table1.1" style:family="table-row">
      <style:table-row-properties style:keep-together="true"/>
    </style:style>
    <style:style style:name="Table1.A1" style:family="table-cell">
      <style:table-cell-properties style:vertical-align="top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le1.B1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le1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B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none" style:writing-mode="lr-tb"/>
    </style:style>
    <style:style style:name="P1" style:family="paragraph" style:parent-style-name="Title" style:master-page-name="Standard">
      <style:text-properties fo:font-size="14pt" style:font-size-asian="14pt"/>
    </style:style>
    <style:style style:name="P2" style:family="paragraph" style:parent-style-name="Title">
      <style:text-properties fo:font-size="14pt" style:font-size-asian="14pt"/>
    </style:style>
    <style:style style:name="P3" style:family="paragraph" style:parent-style-name="Title">
      <style:paragraph-properties fo:text-align="start" style:justify-single-word="false"/>
      <style:text-properties fo:font-weight="normal" style:font-weight-asian="normal"/>
    </style:style>
    <style:style style:name="P4" style:family="paragraph" style:parent-style-name="Title">
      <style:paragraph-properties fo:text-align="start" style:justify-single-word="false" style:snap-to-layout-grid="false"/>
    </style:style>
    <style:style style:name="P5" style:family="paragraph" style:parent-style-name="Title">
      <style:paragraph-properties style:snap-to-layout-grid="false"/>
    </style:style>
    <style:style style:name="P6" style:family="paragraph" style:parent-style-name="Title">
      <style:paragraph-properties style:snap-to-layout-grid="false"/>
      <style:text-properties fo:font-size="10pt" fo:font-weight="normal" style:font-size-asian="10pt" style:font-weight-asian="normal"/>
    </style:style>
    <style:style style:name="P7" style:family="paragraph" style:parent-style-name="Title">
      <style:paragraph-properties fo:text-align="start" style:justify-single-word="false" style:snap-to-layout-grid="false"/>
      <style:text-properties fo:font-size="10pt" fo:font-weight="normal" style:font-size-asian="10pt" style:font-weight-asian="normal"/>
    </style:style>
    <style:style style:name="P8" style:family="paragraph" style:parent-style-name="Title" style:list-style-name="WW8Num5">
      <style:paragraph-properties fo:text-align="start" style:justify-single-word="false"/>
    </style:style>
    <style:style style:name="T1" style:family="text">
      <style:text-properties fo:font-size="10pt" fo:font-weight="normal" style:font-size-asian="10pt" style:font-weight-asian="normal"/>
    </style:style>
    <style:style style:name="T2" style:family="text">
      <style:text-properties fo:font-weight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NTETIZZATORE VOCALE</text:p>
      <text:p text:style-name="P2"/>
      <text:p text:style-name="P3">Di seguito si riporta la tabella relativa all’indirizzo da impostare sul sintetizzatore vocale ISD25120 per la riproduzione delle frasi memorizzate.</text:p>
      <text:p text:style-name="P3"/>
      <text:p text:style-name="P3"/>
      <table:table table:name="Table1" table:style-name="Table1">
        <table:table-column table:style-name="Table1.A"/>
        <table:table-column table:style-name="Table1.B" table:number-columns-repeated="10"/>
        <table:table-row table:style-name="Table1.1">
          <table:table-cell table:style-name="Table1.A1" office:value-type="string">
            <text:p text:style-name="P4">FRASE</text:p>
          </table:table-cell>
          <table:table-cell table:style-name="Table1.B1" office:value-type="string">
            <text:p text:style-name="P5">A0</text:p>
          </table:table-cell>
          <table:table-cell table:style-name="Table1.A1" office:value-type="string">
            <text:p text:style-name="P5">A1</text:p>
          </table:table-cell>
          <table:table-cell table:style-name="Table1.A1" office:value-type="string">
            <text:p text:style-name="P5">A2</text:p>
          </table:table-cell>
          <table:table-cell table:style-name="Table1.A1" office:value-type="string">
            <text:p text:style-name="P5">A3</text:p>
          </table:table-cell>
          <table:table-cell table:style-name="Table1.A1" office:value-type="string">
            <text:p text:style-name="P5">A4</text:p>
          </table:table-cell>
          <table:table-cell table:style-name="Table1.A1" office:value-type="string">
            <text:p text:style-name="P5">A5</text:p>
          </table:table-cell>
          <table:table-cell table:style-name="Table1.A1" office:value-type="string">
            <text:p text:style-name="P5">A6</text:p>
          </table:table-cell>
          <table:table-cell table:style-name="Table1.A1" office:value-type="string">
            <text:p text:style-name="P5">A7</text:p>
          </table:table-cell>
          <table:table-cell table:style-name="Table1.A1" office:value-type="string">
            <text:p text:style-name="P5">A8</text:p>
          </table:table-cell>
          <table:table-cell table:style-name="Table1.A1" office:value-type="string">
            <text:p text:style-name="P5">A9</text:p>
          </table:table-cell>
        </table:table-row>
        <table:table-row table:style-name="Table1.1">
          <table:table-cell table:style-name="Table1.A2" office:value-type="string">
            <text:p text:style-name="P4"><text:span text:style-name="T1">Time to fly stazione anemometrica….</text:span></text:p>
          </table:table-cell>
          <table:table-cell table:style-name="Table1.B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0</text:p>
          </table:table-cell>
          <table:table-cell table:style-name="Table1.B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2</text:p>
          </table:table-cell>
          <table:table-cell table:style-name="Table1.B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4</text:p>
          </table:table-cell>
          <table:table-cell table:style-name="Table1.B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6</text:p>
          </table:table-cell>
          <table:table-cell table:style-name="Table1.B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8</text:p>
          </table:table-cell>
          <table:table-cell table:style-name="Table1.B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10</text:p>
          </table:table-cell>
          <table:table-cell table:style-name="Table1.B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12</text:p>
          </table:table-cell>
          <table:table-cell table:style-name="Table1.B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14</text:p>
          </table:table-cell>
          <table:table-cell table:style-name="Table1.B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16</text:p>
          </table:table-cell>
          <table:table-cell table:style-name="Table1.B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18</text:p>
          </table:table-cell>
          <table:table-cell table:style-name="Table1.B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20</text:p>
          </table:table-cell>
          <table:table-cell table:style-name="Table1.B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22</text:p>
          </table:table-cell>
          <table:table-cell table:style-name="Table1.B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24</text:p>
          </table:table-cell>
          <table:table-cell table:style-name="Table1.B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26</text:p>
          </table:table-cell>
          <table:table-cell table:style-name="Table1.B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28</text:p>
          </table:table-cell>
          <table:table-cell table:style-name="Table1.B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30</text:p>
          </table:table-cell>
          <table:table-cell table:style-name="Table1.B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32</text:p>
          </table:table-cell>
          <table:table-cell table:style-name="Table1.B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34</text:p>
          </table:table-cell>
          <table:table-cell table:style-name="Table1.B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36</text:p>
          </table:table-cell>
          <table:table-cell table:style-name="Table1.B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38</text:p>
          </table:table-cell>
          <table:table-cell table:style-name="Table1.B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40</text:p>
          </table:table-cell>
          <table:table-cell table:style-name="Table1.B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42</text:p>
          </table:table-cell>
          <table:table-cell table:style-name="Table1.B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44</text:p>
          </table:table-cell>
          <table:table-cell table:style-name="Table1.B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46</text:p>
          </table:table-cell>
          <table:table-cell table:style-name="Table1.B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48</text:p>
          </table:table-cell>
          <table:table-cell table:style-name="Table1.B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50</text:p>
          </table:table-cell>
          <table:table-cell table:style-name="Table1.B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52</text:p>
          </table:table-cell>
          <table:table-cell table:style-name="Table1.B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54</text:p>
          </table:table-cell>
          <table:table-cell table:style-name="Table1.B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56</text:p>
          </table:table-cell>
          <table:table-cell table:style-name="Table1.B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58</text:p>
          </table:table-cell>
          <table:table-cell table:style-name="Table1.B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60</text:p>
          </table:table-cell>
          <table:table-cell table:style-name="Table1.B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62</text:p>
          </table:table-cell>
          <table:table-cell table:style-name="Table1.B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64</text:p>
          </table:table-cell>
          <table:table-cell table:style-name="Table1.B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66</text:p>
          </table:table-cell>
          <table:table-cell table:style-name="Table1.B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68</text:p>
          </table:table-cell>
          <table:table-cell table:style-name="Table1.B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70</text:p>
          </table:table-cell>
          <table:table-cell table:style-name="Table1.B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72</text:p>
          </table:table-cell>
          <table:table-cell table:style-name="Table1.B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74</text:p>
          </table:table-cell>
          <table:table-cell table:style-name="Table1.B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76</text:p>
          </table:table-cell>
          <table:table-cell table:style-name="Table1.B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78</text:p>
          </table:table-cell>
          <table:table-cell table:style-name="Table1.B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80</text:p>
          </table:table-cell>
          <table:table-cell table:style-name="Table1.B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>a</text:p>
          </table:table-cell>
          <table:table-cell table:style-name="Table1.B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4"><text:span text:style-name="T1">Dati non disponibili</text:span></text:p>
          </table:table-cell>
          <table:table-cell table:style-name="Table1.B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4"><text:span text:style-name="T1">Est</text:span></text:p>
          </table:table-cell>
          <table:table-cell table:style-name="Table1.B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4"><text:span text:style-name="T1">In aumento</text:span></text:p>
          </table:table-cell>
          <table:table-cell table:style-name="Table1.B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4"><text:span text:style-name="T1">In calo</text:span></text:p>
          </table:table-cell>
          <table:table-cell table:style-name="Table1.B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4"><text:span text:style-name="T1">Invariata</text:span></text:p>
          </table:table-cell>
          <table:table-cell table:style-name="Table1.B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4"><text:span text:style-name="T1">Km/h</text:span></text:p>
          </table:table-cell>
          <table:table-cell table:style-name="Table1.B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4"><text:span text:style-name="T1">Massima</text:span></text:p>
          </table:table-cell>
          <table:table-cell table:style-name="Table1.B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4"><text:span text:style-name="T1">Minima</text:span></text:p>
          </table:table-cell>
          <table:table-cell table:style-name="Table1.B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4"><text:span text:style-name="T1">Nord</text:span></text:p>
          </table:table-cell>
          <table:table-cell table:style-name="Table1.B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4"><text:span text:style-name="T1">Oltre gli 80</text:span></text:p>
          </table:table-cell>
          <table:table-cell table:style-name="Table1.B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4"><text:span text:style-name="T1">Ovest</text:span></text:p>
          </table:table-cell>
          <table:table-cell table:style-name="Table1.B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4"><text:span text:style-name="T1">Provenienza</text:span></text:p>
          </table:table-cell>
          <table:table-cell table:style-name="Table1.B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4"><text:span text:style-name="T1">Sud</text:span></text:p>
          </table:table-cell>
          <table:table-cell table:style-name="Table1.B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4"><text:span text:style-name="T1">Tendenza intensità vento</text:span></text:p>
          </table:table-cell>
          <table:table-cell table:style-name="Table1.B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</table:table>
      <text:p text:style-name="P3"/>
      <text:p text:style-name="P3">Nota:</text:p>
      <text:list text:style-name="WW8Num5">
        <text:list-item>
          <text:p text:style-name="P8"><text:span text:style-name="T2">gli indirizzi (A0:A9) che sono riportati in tabella, fanno riferimento allo schema elettrico e corrispondono rispettivamente ai pin 1:10 del sintetizzatore vocale ISD25120.</text:span></text:p>
        </text:list-item>
        <text:list-item>
          <text:p text:style-name="P8"><text:span text:style-name="T2">La combinazione di indirizzi da impostare per ogni relativa frase è quella che permette la riproduzione univoca della frase stessa dall’inizi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Nimbus Roman No9 L" fo:font-size="12pt" fo:language="it" fo:country="IT" style:font-name-asian="Nimbus Sans L1" style:font-size-asian="12pt" style:language-asian="none" style:country-asian="none" style:font-name-complex="Nimbus Sans L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Nimbus Sans L1" style:font-size-complex="14pt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2pt" fo:font-weight="bold" style:font-size-asian="12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age_20_Number" style:display-name="Page Number" style:family="text" style:parent-style-name="Carattere_20_predefinito_20_paragrafo"/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style:num-suffix="." text:bullet-char="-">
        <style:list-level-properties text:min-label-width="1.244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265cm" fo:margin-left="-0.123cm" table:align="left" style:writing-mode="lr-tb"/>
    </style:style>
    <style:style style:name="Table2.A" style:family="table-column">
      <style:table-column-properties style:column-width="5.375cm"/>
    </style:style>
    <style:style style:name="Table2.B" style:family="table-column">
      <style:table-column-properties style:column-width="11.89cm"/>
    </style:style>
    <style:style style:name="Table2.1" style:family="table-row">
      <style:table-row-properties style:min-row-height="1.222cm" style:keep-together="true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B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P1" style:family="paragraph" style:parent-style-name="Header">
      <style:paragraph-properties style:snap-to-layout-grid="false">
        <style:tab-stops>
          <style:tab-stop style:position="1.251cm"/>
          <style:tab-stop style:position="2.501cm"/>
          <style:tab-stop style:position="8.5cm" style:type="center"/>
          <style:tab-stop style:position="17cm" style:type="right"/>
        </style:tab-stops>
      </style:paragraph-properties>
      <style:text-properties fo:font-weight="bold" style:font-weight-asian="bold"/>
    </style:style>
    <style:style style:name="P2" style:family="paragraph" style:parent-style-name="Header">
      <style:text-properties fo:font-weight="bold" style:font-weight-asian="bold"/>
    </style:style>
    <style:style style:name="P3" style:family="paragraph" style:parent-style-name="Header">
      <style:paragraph-properties fo:text-align="center" style:justify-single-word="false" style:snap-to-layout-grid="false"/>
      <style:text-properties fo:font-size="12pt" style:font-size-asian="12pt"/>
    </style:style>
    <style:style style:name="P4" style:family="paragraph" style:parent-style-name="Header">
      <style:paragraph-properties fo:text-align="center" style:justify-single-word="false"/>
      <style:text-properties fo:font-size="12pt" style:font-size-asian="12pt"/>
    </style:style>
    <style:style style:name="T1" style:family="text">
      <style:text-properties style:language-asian="it" style:country-asian="IT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7cm" fo:margin-bottom="1.27cm" fo:margin-left="2cm" fo:margin-right="2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bottom="1.132cm" style:dynamic-spacing="true"/>
      </style:header-style>
      <style:footer-style>
        <style:header-footer-properties fo:min-height="0.73cm" fo:margin-top="0.631cm" style:dynamic-spacing="true"/>
      </style:footer-style>
    </style:page-layout>
    <number:date-style style:name="N103">
      <number:text>dd/</number:text>
      <number:month number:style="long"/>
      <number:text>/yy</number:text>
    </number:date-style>
  </office:automatic-styles>
  <office:master-styles>
    <style:master-page style:name="Standard" style:page-layout-name="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1"><draw:frame draw:style-name="fr1" draw:name="graphics1" text:anchor-type="char" svg:x="0.032cm" svg:y="0.019cm" svg:width="1.524cm" svg:height="1.524cm" draw:z-index="1"><draw:image/></draw:frame> <text:s text:c="20"/>MARABO <text:s text:c="24"/></text:p>
              <text:p text:style-name="P2"><text:s text:c="21"/>di Marabini Andrea</text:p>
              <text:p text:style-name="P2"/>
              <text:p text:style-name="P2"/>
            </table:table-cell>
            <table:table-cell table:style-name="Table2.B1" office:value-type="string">
              <text:p text:style-name="P3"/>
              <text:p text:style-name="P4">SCHEDA WIND_ATMEL</text:p>
            </table:table-cell>
          </table:table-row>
        </table:table>
        <text:p text:style-name="Header"/>
      </style:header>
      <style:footer>
        <text:p text:style-name="Footer"><text:span text:style-name="T1"><text:file-name text:display="name-and-extension">sintetizzatore_rev070405.doc</text:file-name></text:span><text:tab/><text:date style:data-style-name="N103" text:date-value="2006-03-26T21:18:02.99">dd/03/yy</text:date><text:tab/><text:span text:style-name="T1">Pagina </text:span><text:span text:style-name="T1"><text:page-number text:select-page="current">2</text:page-number></text:span><text:span text:style-name="T1"> di 2</text:span><text:span text:style-name="Page_20_Number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990</meta:generator>
    <dc:title>SPECIFICHE DEI REQUISITI</dc:title>
    <meta:initial-creator>Andrea Marabini</meta:initial-creator>
    <meta:creation-date>2005-04-07T16:22:00</meta:creation-date>
    <dc:creator>Andrea Marabini</dc:creator>
    <dc:date>2005-04-18T08:44:00</dc:date>
    <dc:language>it-IT</dc:language>
    <meta:editing-cycles>4</meta:editing-cycles>
    <meta:editing-duration>PT55M0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647" meta:word-count="729" meta:character-count="1448"/>
  </office:meta>
</office:document-meta>
</file>